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268bf4"/>
    </style:style>
    <style:style style:name="P2" style:family="paragraph" style:parent-style-name="Footer">
      <style:text-properties officeooo:paragraph-rsid="0022dac1"/>
    </style:style>
    <style:style style:name="P3" style:family="paragraph" style:parent-style-name="Text_20_body">
      <style:text-properties officeooo:paragraph-rsid="00268bf4"/>
    </style:style>
    <style:style style:name="P4" style:family="paragraph" style:parent-style-name="Text_20_body">
      <style:text-properties officeooo:rsid="00268bf4" officeooo:paragraph-rsid="00268bf4"/>
    </style:style>
    <style:style style:name="P5" style:family="paragraph" style:parent-style-name="Text_20_body">
      <style:text-properties officeooo:rsid="00288914" officeooo:paragraph-rsid="00288914"/>
    </style:style>
    <style:style style:name="P6" style:family="paragraph" style:parent-style-name="Text_20_body">
      <style:text-properties officeooo:rsid="0028f2d6" officeooo:paragraph-rsid="0028f2d6"/>
    </style:style>
    <style:style style:name="P7" style:family="paragraph" style:parent-style-name="Title">
      <style:text-properties style:font-name="Liberation Sans" fo:font-size="28pt" fo:font-weight="bold" officeooo:rsid="00268bf4" officeooo:paragraph-rsid="00268bf4" style:font-name-asian="Noto Sans CJK SC" style:font-size-asian="28pt" style:font-weight-asian="bold" style:font-name-complex="FreeSans" style:font-size-complex="28pt" style:font-weight-complex="bold"/>
    </style:style>
    <style:style style:name="P8" style:family="paragraph" style:parent-style-name="Heading_20_1">
      <style:text-properties officeooo:rsid="00288914" officeooo:paragraph-rsid="00288914"/>
    </style:style>
    <style:style style:name="P9" style:family="paragraph" style:parent-style-name="Heading_20_1">
      <style:text-properties style:font-name="Liberation Sans" fo:font-size="18.2000007629395pt" fo:font-weight="bold" officeooo:rsid="0028f2d6" officeooo:paragraph-rsid="0028f2d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0" style:family="paragraph" style:parent-style-name="Heading_20_1">
      <style:text-properties officeooo:rsid="0028f2d6" officeooo:paragraph-rsid="0028f2d6"/>
    </style:style>
    <style:style style:name="P11" style:family="paragraph" style:parent-style-name="Heading_20_1">
      <style:text-properties officeooo:rsid="0029a4bd" officeooo:paragraph-rsid="0029a4bd"/>
    </style:style>
    <style:style style:name="P12" style:family="paragraph" style:parent-style-name="Heading_20_1">
      <style:text-properties officeooo:rsid="002a1f15" officeooo:paragraph-rsid="002a1f15"/>
    </style:style>
    <style:style style:name="P13" style:family="paragraph" style:parent-style-name="Text_20_body" style:list-style-name="L1">
      <style:text-properties officeooo:rsid="00268bf4" officeooo:paragraph-rsid="00268bf4"/>
    </style:style>
    <style:style style:name="P14" style:family="paragraph" style:parent-style-name="Text_20_body" style:list-style-name="L2">
      <style:text-properties fo:font-weight="normal" officeooo:rsid="00268bf4" officeooo:paragraph-rsid="00268bf4" style:font-weight-asian="normal" style:font-weight-complex="normal"/>
    </style:style>
    <style:style style:name="P15" style:family="paragraph" style:parent-style-name="Text_20_body" style:list-style-name="L3">
      <style:text-properties fo:font-weight="normal" officeooo:rsid="00268bf4" officeooo:paragraph-rsid="00268bf4" style:font-weight-asian="normal" style:font-weight-complex="normal"/>
    </style:style>
    <style:style style:name="P16" style:family="paragraph" style:parent-style-name="Text_20_body" style:list-style-name="L9">
      <style:text-properties fo:font-weight="normal" officeooo:rsid="0028f2d6" officeooo:paragraph-rsid="0028f2d6" style:font-weight-asian="normal" style:font-weight-complex="normal"/>
    </style:style>
    <style:style style:name="P17" style:family="paragraph" style:parent-style-name="Text_20_body" style:list-style-name="L4">
      <style:text-properties officeooo:rsid="00288914" officeooo:paragraph-rsid="00288914"/>
    </style:style>
    <style:style style:name="P18" style:family="paragraph" style:parent-style-name="Text_20_body" style:list-style-name="L5">
      <style:text-properties officeooo:rsid="00288914" officeooo:paragraph-rsid="00288914"/>
    </style:style>
    <style:style style:name="P19" style:family="paragraph" style:parent-style-name="Text_20_body" style:list-style-name="L6">
      <style:text-properties officeooo:rsid="0028f2d6" officeooo:paragraph-rsid="0028f2d6"/>
    </style:style>
    <style:style style:name="P20" style:family="paragraph" style:parent-style-name="Text_20_body" style:list-style-name="L7">
      <style:text-properties officeooo:rsid="0028f2d6" officeooo:paragraph-rsid="0028f2d6"/>
    </style:style>
    <style:style style:name="P21" style:family="paragraph" style:parent-style-name="Text_20_body" style:list-style-name="L8">
      <style:text-properties officeooo:rsid="0028f2d6" officeooo:paragraph-rsid="0028f2d6"/>
    </style:style>
    <style:style style:name="P22" style:family="paragraph" style:parent-style-name="Text_20_body" style:list-style-name="L9">
      <style:text-properties officeooo:rsid="0028f2d6" officeooo:paragraph-rsid="0028f2d6"/>
    </style:style>
    <style:style style:name="P23" style:family="paragraph" style:parent-style-name="Text_20_body">
      <style:text-properties officeooo:rsid="0029a4bd" officeooo:paragraph-rsid="0029a4bd"/>
    </style:style>
    <style:style style:name="P24" style:family="paragraph" style:parent-style-name="Text_20_body" style:list-style-name="L10">
      <style:text-properties officeooo:rsid="0029a4bd" officeooo:paragraph-rsid="0029a4bd"/>
    </style:style>
    <style:style style:name="P25" style:family="paragraph" style:parent-style-name="Text_20_body" style:list-style-name="L11">
      <style:text-properties officeooo:rsid="0029a4bd" officeooo:paragraph-rsid="0029a4bd"/>
    </style:style>
    <style:style style:name="P26" style:family="paragraph" style:parent-style-name="Text_20_body" style:list-style-name="L12">
      <style:text-properties officeooo:rsid="0029a4bd" officeooo:paragraph-rsid="0029a4bd"/>
    </style:style>
    <style:style style:name="P27" style:family="paragraph" style:parent-style-name="Text_20_body" style:list-style-name="L13">
      <style:text-properties officeooo:rsid="0029a4bd" officeooo:paragraph-rsid="0029a4bd"/>
    </style:style>
    <style:style style:name="P28" style:family="paragraph" style:parent-style-name="Text_20_body">
      <style:text-properties officeooo:rsid="0029cf91" officeooo:paragraph-rsid="0029cf91"/>
    </style:style>
    <style:style style:name="P29" style:family="paragraph" style:parent-style-name="Text_20_body" style:list-style-name="L14">
      <style:text-properties officeooo:rsid="0029cf91" officeooo:paragraph-rsid="0029cf91"/>
    </style:style>
    <style:style style:name="P30" style:family="paragraph" style:parent-style-name="Text_20_body" style:list-style-name="L15">
      <style:text-properties officeooo:rsid="0029cf91" officeooo:paragraph-rsid="0029cf91"/>
    </style:style>
    <style:style style:name="P31" style:family="paragraph" style:parent-style-name="Text_20_body" style:list-style-name="L14">
      <style:text-properties fo:font-weight="bold" officeooo:rsid="0029cf91" officeooo:paragraph-rsid="0029cf91" style:font-weight-asian="bold" style:font-weight-complex="bold"/>
    </style:style>
    <style:style style:name="P32" style:family="paragraph" style:parent-style-name="Text_20_body">
      <style:text-properties officeooo:rsid="002a1f15" officeooo:paragraph-rsid="002a1f15"/>
    </style:style>
    <style:style style:name="P33" style:family="paragraph" style:parent-style-name="Text_20_body" style:list-style-name="L17">
      <style:text-properties officeooo:rsid="002a1f15" officeooo:paragraph-rsid="002a1f15"/>
    </style:style>
    <style:style style:name="P34" style:family="paragraph" style:parent-style-name="Text_20_body">
      <style:text-properties officeooo:rsid="002bedc6" officeooo:paragraph-rsid="002bedc6"/>
    </style:style>
    <style:style style:name="P35" style:family="paragraph" style:parent-style-name="Text_20_body" style:list-style-name="L18">
      <style:text-properties officeooo:rsid="002bedc6" officeooo:paragraph-rsid="002bedc6"/>
    </style:style>
    <style:style style:name="P36" style:family="paragraph" style:parent-style-name="Text_20_body" style:list-style-name="L19">
      <style:text-properties officeooo:rsid="002bedc6" officeooo:paragraph-rsid="002bedc6"/>
    </style:style>
    <style:style style:name="P37" style:family="paragraph" style:parent-style-name="Text_20_body" style:list-style-name="L20">
      <style:text-properties officeooo:rsid="002bedc6" officeooo:paragraph-rsid="002bedc6"/>
    </style:style>
    <style:style style:name="P38" style:family="paragraph" style:parent-style-name="Text_20_body" style:list-style-name="L21">
      <style:text-properties officeooo:rsid="002bedc6" officeooo:paragraph-rsid="002bedc6"/>
    </style:style>
    <style:style style:name="P39" style:family="paragraph" style:parent-style-name="Text_20_body">
      <style:text-properties officeooo:rsid="002c36cd" officeooo:paragraph-rsid="002c36cd"/>
    </style:style>
    <style:style style:name="P40" style:family="paragraph" style:parent-style-name="Text_20_body" style:list-style-name="L22">
      <style:text-properties officeooo:rsid="002c36cd" officeooo:paragraph-rsid="002c36cd"/>
    </style:style>
    <style:style style:name="P41" style:family="paragraph" style:parent-style-name="Text_20_body" style:list-style-name="L23">
      <style:text-properties officeooo:rsid="002c36cd" officeooo:paragraph-rsid="002c36cd"/>
    </style:style>
    <style:style style:name="T1" style:family="text">
      <style:text-properties officeooo:rsid="00171d27"/>
    </style:style>
    <style:style style:name="T2" style:family="text">
      <style:text-properties officeooo:rsid="0022dac1"/>
    </style:style>
    <style:style style:name="T3" style:family="text">
      <style:text-properties officeooo:rsid="00268bf4"/>
    </style:style>
    <style:style style:name="T4" style:family="text">
      <style:text-properties officeooo:rsid="00185a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8bf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68bf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puter Ethics</text:p>
      <text:p text:style-name="Quotations">“<text:span text:style-name="T3">Computer Ethics is a part of </text:span><text:span text:style-name="T6">practical philosophy</text:span><text:span text:style-name="T3"> concerned with </text:span><text:span text:style-name="T6">how</text:span><text:span text:style-name="T3"> computing professionals should </text:span><text:span text:style-name="T6">make decisions</text:span><text:span text:style-name="T3"> regarding professional and social conduct.”</text:span></text:p>
      <text:p text:style-name="Quotations">-<text:span text:style-name="T3">Bynum, Terrel Ward. “A Very Short History of Computer Ethics”</text:span></text:p>
      <text:p text:style-name="P4">Examples of Computer Ethics</text:p>
      <text:list xml:id="list2201180622" text:style-name="L1">
        <text:list-item>
          <text:p text:style-name="P13">Computers in the workplace</text:p>
        </text:list-item>
        <text:list-item>
          <text:p text:style-name="P13">Privacy and anonymity</text:p>
        </text:list-item>
        <text:list-item>
          <text:p text:style-name="P13">Intellectual Property</text:p>
        </text:list-item>
        <text:list-item>
          <text:p text:style-name="P13">Internet Issues</text:p>
        </text:list-item>
      </text:list>
      <text:h text:style-name="P8" text:outline-level="1">Computers in the workplace</text:h>
      <text:p text:style-name="P4">A computer is a <text:span text:style-name="T5">universal tool</text:span></text:p>
      <text:list xml:id="list1709840874" text:style-name="L2">
        <text:list-item>
          <text:p text:style-name="P14">Computers are often far more efficient than humans in performing may tasks</text:p>
        </text:list-item>
        <text:list-item>
          <text:p text:style-name="P14">There is an incentive to replace humans with computerized devices</text:p>
        </text:list-item>
        <text:list-item>
          <text:p text:style-name="P14">Information technology creates more new jobs than it eliminated</text:p>
        </text:list-item>
      </text:list>
      <text:p text:style-name="P3"><text:span text:style-name="T8">There are some </text:span><text:span text:style-name="T6">issues</text:span><text:span text:style-name="T8"> regarding the introduction of computers in the work place:</text:span></text:p>
      <text:list xml:id="list3921087432" text:style-name="L3">
        <text:list-item>
          <text:p text:style-name="P15">The De-skilling of Workers, e.g.: pilots and autopilot systems</text:p>
        </text:list-item>
        <text:list-item>
          <text:p text:style-name="P15">Health and Safety – stress or injury</text:p>
        </text:list-item>
      </text:list>
      <text:h text:style-name="Heading_20_1" text:outline-level="1">Privacy and Anonymity</text:h>
      <text:p text:style-name="P5">It’s clear that computer security is a topic of concern in this day and age of hackers and malware.</text:p>
      <text:p text:style-name="P5">Logical Security:</text:p>
      <text:list xml:id="list3269825078" text:style-name="L4">
        <text:list-item>
          <text:p text:style-name="P17">Privacy and confidentiality</text:p>
        </text:list-item>
        <text:list-item>
          <text:p text:style-name="P17">Integrity</text:p>
        </text:list-item>
        <text:list-item>
          <text:p text:style-name="P17">Access management to resources</text:p>
        </text:list-item>
      </text:list>
      <text:p text:style-name="P5">Malware:</text:p>
      <text:list xml:id="list3242595177" text:style-name="L5">
        <text:list-item>
          <text:p text:style-name="P18">Viruses, logic bombs, trojans, worms, etc.</text:p>
        </text:list-item>
      </text:list>
      <text:p text:style-name="P5">A theory of <text:span text:style-name="T7">privacy</text:span> can be defined as “a <text:span text:style-name="T5">control</text:span> over personal information”</text:p>
      <text:p text:style-name="P5">Anonymity can be defined as <text:span text:style-name="T5">protection</text:span> similar to that of privacy.</text:p>
      <text:h text:style-name="P9" text:outline-level="1"><text:soft-page-break/>Intellectual Property</text:h>
      <text:p text:style-name="P6">If someone steals your bicycle, you will no longer have it. If you invent a drug and leave the formula on a desk, someone might be able to remember it and make a fortune off of it. <text:span text:style-name="T5">The information is not property in the same way a bicycle is.</text:span></text:p>
      <text:list xml:id="list165983308" text:style-name="L6">
        <text:list-item>
          <text:p text:style-name="P19">The legal definition of theft is to take away property with the intention to deprive the owner.</text:p>
        </text:list-item>
      </text:list>
      <text:p text:style-name="P6">Software is often under intellectual property rights.</text:p>
      <text:p text:style-name="P6">There are several different rights that relate to intellectual property. These rights related to software industry should be looked on as a package; different rights may be used to protect different aspects of a piece of software:</text:p>
      <text:list xml:id="list3206055120" text:style-name="L7">
        <text:list-item>
          <text:p text:style-name="P20"><text:span text:style-name="T5">Copyright</text:span> concerned with the <text:span text:style-name="T5">right to copy</text:span> something. It may be a written document, a picture, photograph, piece of music, recording, etc.</text:p>
        </text:list-item>
        <text:list-item>
          <text:p text:style-name="P20"><text:span text:style-name="T5">Confidential</text:span> information is information that a person receives in circumstances that make it clear he or she <text:span text:style-name="T5">must not pass it on</text:span></text:p>
        </text:list-item>
        <text:list-item>
          <text:p text:style-name="P20"><text:span text:style-name="T5">Patents</text:span> are primarily intended to <text:span text:style-name="T5">protect inventions</text:span> by giving inventors a monopoly on exploiting their inventions for a certain period</text:p>
        </text:list-item>
        <text:list-item>
          <text:p text:style-name="P20"><text:span text:style-name="T5">Trademarks</text:span> <text:span text:style-name="T5">identify</text:span> the product of a particular manufacturer or supplier.</text:p>
        </text:list-item>
      </text:list>
      <text:p text:style-name="P6">One can own the following aspects of a program:</text:p>
      <text:list xml:id="list2896662729" text:style-name="L8">
        <text:list-item>
          <text:p text:style-name="P21">Source code – written by a programmer</text:p>
        </text:list-item>
        <text:list-item>
          <text:p text:style-name="P21">Object code – The machine-language translation of the source code</text:p>
        </text:list-item>
        <text:list-item>
          <text:p text:style-name="P21">Algorithm – the sequence of machine commands that the source code and the object code represent</text:p>
        </text:list-item>
        <text:list-item>
          <text:p text:style-name="P21">Front-end – the way the program appears and interfaces with the users</text:p>
        </text:list-item>
      </text:list>
      <text:h text:style-name="P10" text:outline-level="1">Internet Issues</text:h>
      <text:p text:style-name="P6">The benefits of the internet has been made <text:span text:style-name="T5">available to everyone</text:span><text:span text:style-name="T7">.</text:span></text:p>
      <text:list xml:id="list1696277729" text:style-name="L9">
        <text:list-item>
          <text:p text:style-name="P16">Every country has laws governing what can be published or publicly displayed</text:p>
        </text:list-item>
        <text:list-item>
          <text:p text:style-name="P22"><text:span text:style-name="T7">Since material in digital form flows across borders easily, it is both much </text:span><text:span text:style-name="T5">likelier</text:span><text:span text:style-name="T7"> that material that </text:span><text:span text:style-name="T5">violates publication laws</text:span><text:span text:style-name="T7"> will come into a country and more </text:span><text:span text:style-name="T5">difficult</text:span><text:span text:style-name="T7"> for the country to </text:span><text:span text:style-name="T5">enforce its own</text:span><text:span text:style-name="T7">.</text:span></text:p>
        </text:list-item>
        <text:list-item>
          <text:p text:style-name="P22"><text:span text:style-name="T7">The roles of the </text:span><text:span text:style-name="T5">ISPs </text:span><text:span text:style-name="T7">are a central element in the way these issues are addressed</text:span></text:p>
        </text:list-item>
        <text:list-item>
          <text:p text:style-name="P16">Legal framework under which ISPs operate. </text:p>
        </text:list-item>
        <text:list-item>
          <text:p text:style-name="P16">Other issues:</text:p>
          <text:list>
            <text:list-item>
              <text:p text:style-name="P16">Pornography, defamation and spam</text:p>
            </text:list-item>
          </text:list>
        </text:list-item>
      </text:list>
      <text:h text:style-name="P11" text:outline-level="1"><text:soft-page-break/>Contracts</text:h>
      <text:p text:style-name="P23">Contracts establish duties and rights between two parties. Roughly, contracts are legally enforceable. A breach of contract can lead to a court case.</text:p>
      <text:p text:style-name="P23">Contract must have</text:p>
      <text:list xml:id="list3378130916" text:style-name="L10">
        <text:list-item>
          <text:p text:style-name="P24">An agreed specification</text:p>
        </text:list-item>
        <text:list-item>
          <text:p text:style-name="P24">Clear responsibilities</text:p>
        </text:list-item>
        <text:list-item>
          <text:p text:style-name="P24">Clear mechanisms for resolving disputes</text:p>
        </text:list-item>
        <text:list-item>
          <text:p text:style-name="P24">Liabilities clearly stated: whose fault is any resulting injury to persons or properties?</text:p>
        </text:list-item>
      </text:list>
      <text:p text:style-name="P23">Privity of contract: Person C cannot sue due to a contract between persons A and B</text:p>
      <text:list xml:id="list3408732955" text:style-name="L11">
        <text:list-item>
          <text:p text:style-name="P25">e.g.: A agrees to provide web-hosting to B, and the server goes down: person C cannot sue on the basis of A breaching a contract with B.</text:p>
        </text:list-item>
      </text:list>
      <text:p text:style-name="P23">Sale contracts – an item is delivered to a certain specification.</text:p>
      <text:list xml:id="list3669473053" text:style-name="L12">
        <text:list-item>
          <text:p text:style-name="P26">e.g.: Roads, teacups, hairbrushes, …</text:p>
        </text:list-item>
      </text:list>
      <text:p text:style-name="P23">What is different about software?</text:p>
      <text:list xml:id="list3608071197" text:style-name="L13">
        <text:list-item>
          <text:p text:style-name="P27">Mostly, software is licensed – even bespoke software.</text:p>
        </text:list-item>
        <text:list-item>
          <text:p text:style-name="P27">Software contracts are usually license agreements.</text:p>
        </text:list-item>
      </text:list>
      <text:p text:style-name="P28">The Sale and Supply of Goods Act 1994</text:p>
      <text:list xml:id="list2030272456" text:style-name="L14">
        <text:list-item>
          <text:p text:style-name="P29">Goods must be fit for purpose</text:p>
        </text:list-item>
        <text:list-item>
          <text:p text:style-name="P29">Goods must be of satisfactory quality</text:p>
          <text:list>
            <text:list-item>
              <text:p text:style-name="P29">e.g.: an item has to function for a reasonable period, given its price, the nature of the item, etc.</text:p>
            </text:list-item>
          </text:list>
        </text:list-item>
        <text:list-item>
          <text:p text:style-name="P31">This does not apply to software <text:span text:style-name="T7">as software is intangible – its value is in its copyright, which is a thing in action, not goods.</text:span></text:p>
        </text:list-item>
      </text:list>
      <text:p text:style-name="P28">The Supply of Goods and Services Act (1982)</text:p>
      <text:list xml:id="list859918300" text:style-name="L15">
        <text:list-item>
          <text:p text:style-name="P30">Affects contracts for the hire of goods and contracts for services.</text:p>
        </text:list-item>
        <text:list-item>
          <text:p text:style-name="P30">Software written to meet a specification is a service.</text:p>
          <text:list>
            <text:list-item>
              <text:p text:style-name="P30">Service must be carried out with reasonable care and skill;</text:p>
            </text:list-item>
            <text:list-item>
              <text:p text:style-name="P30">Complete work in a reasonable time (or by a specified date)</text:p>
            </text:list-item>
            <text:list-item>
              <text:p text:style-name="P30">Be paid a “reasonable” amount (or a fixed amount).</text:p>
            </text:list-item>
          </text:list>
        </text:list-item>
      </text:list>
      <text:p text:style-name="P28">It is adequate to handle contracts for the supply of computers, software and associated services.</text:p>
      <text:h text:style-name="P12" text:outline-level="1"><text:soft-page-break/>Contracts with Software</text:h>
      <text:p text:style-name="P32">Most software are licensed, not owned.</text:p>
      <text:p text:style-name="P32">There are three key license terms:</text:p>
      <text:list xml:id="list920251635" text:style-name="L17">
        <text:list-item>
          <text:p text:style-name="P33">Duration: fixed term, perpetual…</text:p>
        </text:list-item>
        <text:list-item>
          <text:p text:style-name="P33">Transferable: can the license be sold on?</text:p>
        </text:list-item>
        <text:list-item>
          <text:p text:style-name="P33">Scope: to whom it is licensed</text:p>
          <text:list>
            <text:list-item>
              <text:p text:style-name="P33">Company license, sit license, personal licence</text:p>
            </text:list-item>
            <text:list-item>
              <text:p text:style-name="P33">Can it be transferred to subsidiaries</text:p>
            </text:list-item>
          </text:list>
        </text:list-item>
      </text:list>
      <text:p text:style-name="P34">Pricing</text:p>
      <text:list xml:id="list605608329" text:style-name="L18">
        <text:list-item>
          <text:p text:style-name="P35">The license fee plus additional costs</text:p>
          <text:list>
            <text:list-item>
              <text:p text:style-name="P35">Documentation, staff training, delivery and installation, maintenance, support, etc.</text:p>
            </text:list-item>
          </text:list>
        </text:list-item>
        <text:list-item>
          <text:p text:style-name="P35">If requirements change, how should modifications be costed?</text:p>
          <text:list>
            <text:list-item>
              <text:p text:style-name="P35">Typically: agree daily costs of programmers, analysts, etc.</text:p>
            </text:list-item>
          </text:list>
        </text:list-item>
        <text:list-item>
          <text:p text:style-name="P35">Terms of payment</text:p>
          <text:list>
            <text:list-item>
              <text:p text:style-name="P35">Payment due date(s), what happens if late – interest?</text:p>
            </text:list-item>
            <text:list-item>
              <text:p text:style-name="P35">What happens in the event of a non-payment?</text:p>
            </text:list-item>
          </text:list>
        </text:list-item>
      </text:list>
      <text:p text:style-name="P34">Specification</text:p>
      <text:list xml:id="list2519920127" text:style-name="L19">
        <text:list-item>
          <text:p text:style-name="P36">Drawn up by system analysts</text:p>
        </text:list-item>
        <text:list-item>
          <text:p text:style-name="P36">Covers the software functionality, hardware platform, performance requirements (e.g. web pages per second)</text:p>
        </text:list-item>
        <text:list-item>
          <text:p text:style-name="P36">What happens if the specification changes too much mid-project?</text:p>
          <text:list>
            <text:list-item>
              <text:p text:style-name="P36">Novation: draw up a new contract</text:p>
            </text:list-item>
          </text:list>
        </text:list-item>
        <text:list-item>
          <text:p text:style-name="P36">Prototype systems attempt to limit specification changes – try to find out what the customer really wants (not what they think they want)</text:p>
        </text:list-item>
      </text:list>
      <text:p text:style-name="P34">Due date and penalties</text:p>
      <text:list xml:id="list810732334" text:style-name="L20">
        <text:list-item>
          <text:p text:style-name="P37">Penalties attached to late completion</text:p>
          <text:list>
            <text:list-item>
              <text:p text:style-name="P37">Must be genuine estimates of damages, e.g.: £1000 per week </text:p>
            </text:list-item>
            <text:list-item>
              <text:p text:style-name="P37">When has the project completed?</text:p>
              <text:list>
                <text:list-item>
                  <text:p text:style-name="P37">Usually a substantial proportion of the price is paid on substantial completion; the rest is paid on actual completion.</text:p>
                </text:list-item>
                <text:list-item>
                  <text:p text:style-name="P37"><text:soft-page-break/>What is substantial? It’s on the contract.</text:p>
                </text:list-item>
              </text:list>
            </text:list-item>
          </text:list>
        </text:list-item>
      </text:list>
      <text:p text:style-name="P34">Maintenance</text:p>
      <text:list xml:id="list1165518798" text:style-name="L21">
        <text:list-item>
          <text:p text:style-name="P38">Who fixes bugs?</text:p>
          <text:list>
            <text:list-item>
              <text:p text:style-name="P38">Issues not foreseen at point of delivery</text:p>
            </text:list-item>
            <text:list-item>
              <text:p text:style-name="P38">Bugs are a breach of warranty, so the vendor is liable to repair them.</text:p>
            </text:list-item>
          </text:list>
        </text:list-item>
        <text:list-item>
          <text:p text:style-name="P38">Maintenance contracts provide support beyond bug fixes: new features, enhancements, technical support.</text:p>
        </text:list-item>
        <text:list-item>
          <text:p text:style-name="P38">The contract should state if the customer can modify the code themselves.</text:p>
        </text:list-item>
      </text:list>
      <text:p text:style-name="P39">Escrow</text:p>
      <text:list xml:id="list2572669682" text:style-name="L22">
        <text:list-item>
          <text:p text:style-name="P40">What if the supplier goes out-of-business mid-contract?</text:p>
          <text:list>
            <text:list-item>
              <text:p text:style-name="P40">Who owns the code?</text:p>
            </text:list-item>
            <text:list-item>
              <text:p text:style-name="P40">Can other suppliers be used to complete and/or maintain the products?</text:p>
            </text:list-item>
          </text:list>
        </text:list-item>
        <text:list-item>
          <text:p text:style-name="P40">An escrow clause should cover this case:</text:p>
        </text:list-item>
        <text:list-item>
          <text:p text:style-name="P40">Source code, design documents, etc. all deposited with a neutral third party.</text:p>
        </text:list-item>
        <text:list-item>
          <text:p text:style-name="P40">If and only if the supplier goes out of business, these are handed to the third party.</text:p>
        </text:list-item>
      </text:list>
      <text:p text:style-name="P39">Intellectual property </text:p>
      <text:list xml:id="list827486254" text:style-name="L23">
        <text:list-item>
          <text:p text:style-name="P41">Intellectual Property is non-tangible:</text:p>
          <text:list>
            <text:list-item>
              <text:p text:style-name="P41">Valuable, but what happens if stolen?</text:p>
            </text:list-item>
          </text:list>
        </text:list-item>
        <text:list-item>
          <text:p text:style-name="P41">Includes copyright</text:p>
          <text:list>
            <text:list-item>
              <text:p text:style-name="P41">Sometimes used interchangeably</text:p>
            </text:list-item>
          </text:list>
        </text:list-item>
        <text:list-item>
          <text:p text:style-name="P41">There needs to be an agreement with regards to these restrictions</text:p>
          <text:list>
            <text:list-item>
              <text:p text:style-name="P41">What does the client want?</text:p>
            </text:list-item>
            <text:list-item>
              <text:p text:style-name="P41">What does the supplier want?</text:p>
            </text:list-item>
            <text:list-item>
              <text:p text:style-name="P41">What price?</text:p>
            </text:list-item>
          </text:list>
        </text:list-item>
        <text:list-item>
          <text:p text:style-name="P41">This is in the indemnity clause</text:p>
        </text:list-item>
      </text:list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68bf4"/>
    </style:style>
    <style:style style:name="MP2" style:family="paragraph" style:parent-style-name="Footer">
      <style:text-properties officeooo:paragraph-rsid="0022dac1"/>
    </style:style>
    <style:style style:name="MT1" style:family="text">
      <style:text-properties officeooo:rsid="00171d27"/>
    </style:style>
    <style:style style:name="MT2" style:family="text">
      <style:text-properties officeooo:rsid="0022dac1"/>
    </style:style>
    <style:style style:name="MT3" style:family="text">
      <style:text-properties officeooo:rsid="00268bf4"/>
    </style:style>
    <style:style style:name="MT4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IPP</text:span><text:span text:style-name="MT1"><text:tab/></text:span><text:span text:style-name="MT3">Introduction to Professional Practice</text:span><text:span text:style-name="MT1"><text:tab/></text:span><text:span text:style-name="MT2">04</text:span><text:span text:style-name="MT1">/</text:span><text:span text:style-name="MT2">10</text:span><text:span text:style-name="MT1">/2020</text:span></text:p>
      </style:header>
      <style:footer>
        <text:p text:style-name="MP2"><text:span text:style-name="MT4">Aaron Patrick Monte<text:tab/></text:span><text:span text:style-name="MT3">Computer Ethics</text:span><text:span text:style-name="MT4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06T10:07:13.184535626</dc:date>
    <meta:editing-duration>PT29M9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5" meta:paragraph-count="127" meta:word-count="1220" meta:character-count="7185" meta:non-whitespace-character-count="6166"/>
  </office:meta>
</office:document-meta>
</file>